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fo:line-height="138%" style:writing-mode="lr-tb"/>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ff3333" style:text-line-through-style="none" style:text-underline-style="none" style:text-blinking="false" fo:background-color="transparent" style:font-name-asian="Arial1" style:font-size-asian="15pt" style:font-style-asian="normal" style:font-weight-asian="normal"/>
    </style:style>
    <style:style style:name="P4" style:family="paragraph" style:parent-style-name="Text_20_body">
      <style:paragraph-properties fo:margin-top="0in" fo:margin-bottom="0in" fo:line-height="138%" style:writing-mode="lr-tb"/>
      <style:text-properties fo:font-variant="normal" fo:text-transform="none" fo:color="#ff0000" style:text-line-through-style="none" style:font-name="Arial1" fo:font-size="16pt" fo:font-style="normal" style:text-underline-style="none" fo:font-weight="normal" style:text-blinking="false" fo:background-color="transparent"/>
    </style:style>
    <style:style style:name="P5"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font-name-asian="Arial1" style:font-size-asian="16pt" style:font-style-asian="normal" style:font-weight-asian="normal"/>
    </style:style>
    <style:style style:name="T1" style:family="text">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2" style:family="text">
      <style:text-properties fo:font-variant="normal" fo:text-transform="none" fo:color="#ff0000" style:text-line-through-style="none" style:font-name="Arial1" fo:font-size="18pt" fo:font-style="normal" style:text-underline-style="none" fo:font-weight="normal" style:text-blinking="false" fo:background-color="transparent"/>
    </style:style>
    <style:style style:name="T3" style:family="text">
      <style:text-properties fo:font-variant="normal" fo:text-transform="none" fo:color="#ff0000" style:text-line-through-style="none" style:font-name="Arial1" fo:font-size="16pt" fo:font-style="normal" style:text-underline-style="none" fo:font-weight="normal" style:text-blinking="false" fo:background-color="transparent"/>
    </style:style>
    <style:style style:name="T4" style:family="text">
      <style:text-properties style:font-name="Arial1" fo:font-size="18pt" fo:font-style="normal" fo:font-weight="normal"/>
    </style:style>
    <style:style style:name="T5" style:family="text">
      <style:text-properties style:font-name-asian="Arial1" style:font-size-asian="18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2014d7c-7fff-4d76-7a2e-240c8d4335f5"/><text:span text:style-name="T1">Progress Report : Week </text:span><text:span text:style-name="T2">03</text:span></text:p>
      <text:p text:style-name="P2"><text:span text:style-name="T4">Team:</text:span><text:span text:style-name="T5">　</text:span><text:span text:style-name="T4">aizu_kamikaze</text:span></text:p>
      <text:p text:style-name="Text_20_body"/>
      <text:p text:style-name="P3">各課題の実装方針や、必要と思われるその他作業の見積もりなど。</text:p>
      <text:p text:style-name="Text_20_body"/>
      <text:p text:style-name="P4">s1250059: Tomoyuki Furukawa</text:p>
      <text:p text:style-name="P1"><text:span text:style-name="T3">s1250156: Keito Shishiki</text:span></text:p>
      <text:p text:style-name="P4">s1250137: Tomoya Tasaki</text:p>
      <text:p text:style-name="P5">メンバーが行った作業内容について書く。</text:p>
      <text:p text:style-name="Text_20_body"/>
      <text:p text:style-name="P5">小問題１について交差点を求める関数がどのようになるかプログラムを考えて書く、と言うことについて時間を費やしました。</text:p>
      <text:p text:style-name="P5">チームとしても、小問題１が完成しない状況なので、ＷＥＥＫ１は終了してしまったが、続けて完成させていきたいと思う。</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oya Tasaki</meta:initial-creator>
    <meta:creation-date>2019-04-24T12:27:18</meta:creation-date>
    <meta:document-statistic meta:table-count="0" meta:image-count="0" meta:object-count="0" meta:page-count="1" meta:paragraph-count="10" meta:word-count="156" meta:character-count="282"/>
    <dc:date>2019-04-24T12:32:51</dc:date>
    <dc:creator>Tomoya Tasaki</dc:creator>
    <meta:editing-duration>PT5M33S</meta:editing-duration>
    <meta:editing-cycles>1</meta:editing-cycles>
    <meta:generator>OpenOffice.org/3.3$Solaris_x86 OpenOffice.org_project/330m20$Build-9567</meta:generator>
  </office:meta>
</office:document-meta>
</file>